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389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subfron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adial_D8.0mm_H11.5mm_P3.50mm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1mF/3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10, C14, 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93d226x9020c2te3/tantalove-kondenzatory-smd/vishay/</text:p>
          </table:table-cell>
          <table:table-cell office:value-type="string" calcext:value-type="string">
            <text:p>Used 22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6</text:p>
          </table:table-cell>
          <table:table-cell office:value-type="string" calcext:value-type="string">
            <text:p>SM4007</text:p>
          </table:table-cell>
          <table:table-cell office:value-type="string" calcext:value-type="string">
            <text:p>Diode_SMD:D_MEL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sm4007/univerzalne-diody-smd/dc-components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 D8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zmb4v3-gs08/zenerove-diody-smd/vishay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340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General-Semiconductor/B340LB-E3-52T?qs=tdXsjSi%2FIMZEHfEq4aYlKg%3D%3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, D10, 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 color you li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5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01x05 horizontal pinhea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vertical pinhea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Molex:Molex_KK-396_A-41791-0002_1x02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r-02p/signalove-konektory-raster-3-96mm/joint-tech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vertical pinhea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 J7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01x02 horizontal pinhea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01x05 horizontal pinhead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Bourns_SRP7028A_7.3x6.6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SRP7028A-330M/?qs=%2Fha2pyFaduil11jNqxHWw8lA504GUbO8Z1s678umeCs%3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17-16-7-f/tranzistory-npn-smd/diodes-incorporated/bc817-1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5, R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7,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 R12, R13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08</text:p>
          </table:table-cell>
          <table:table-cell office:value-type="string" calcext:value-type="string">
            <text:p>Package_TO_SOT_SMD:TO-26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808abd2t/stabilizatory-napatia-neregulovane/stmicroelectronics/l7808abd2t-tr/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420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TPS5420DR/?qs=quKhnJqH4Fh76xi%252BV1pdZQ%3D%3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FJxxGA006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icrochip-Technology/dsPIC33FJ128GP306A-I-PT?qs=nMCt4TBfEwoN9nne4N4D8A%3D%3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5LCxxx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icrochip-Technology/25AA256-E-SN?qs=WOIyg0mTyodJJGdwUA%2Fodg%3D%3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9S08GB60A</text:p>
          </table:table-cell>
          <table:table-cell office:value-type="string" calcext:value-type="string">
            <text:p>Package_QFP:LQFP-64_10x10mm_P0.5mm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5m-49s-sr/krystalove-rezonatory-tht/sr-passives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0:31:15.608864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3T20:52:00.730733918</dc:date>
    <meta:editing-duration>PT21M4S</meta:editing-duration>
    <meta:editing-cycles>14</meta:editing-cycles>
    <meta:document-statistic meta:table-count="1" meta:cell-count="226" meta:object-count="0"/>
  </office:meta>
</office:document-meta>
</file>